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5in"/>
    </style:style>
    <style:style style:name="Table2.D" style:family="table-column">
      <style:table-column-properties style:column-width="0.9375in"/>
    </style:style>
    <style:style style:name="Table2.E" style:family="table-column">
      <style:table-column-properties style:column-width="4.427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4bb036"/>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244b4e" officeooo:paragraph-rsid="00244b4e"/>
    </style:style>
    <style:style style:name="P12" style:family="paragraph" style:parent-style-name="Standard">
      <style:text-properties officeooo:rsid="002d7bab" officeooo:paragraph-rsid="002d7bab"/>
    </style:style>
    <style:style style:name="P13" style:family="paragraph" style:parent-style-name="Standard">
      <style:text-properties officeooo:rsid="002e9ad3" officeooo:paragraph-rsid="002e9ad3"/>
    </style:style>
    <style:style style:name="P14" style:family="paragraph" style:parent-style-name="Standard">
      <style:text-properties officeooo:rsid="002e9ad3" officeooo:paragraph-rsid="0047679c"/>
    </style:style>
    <style:style style:name="P15" style:family="paragraph" style:parent-style-name="Standard">
      <style:text-properties officeooo:rsid="002eea8a" officeooo:paragraph-rsid="002eea8a"/>
    </style:style>
    <style:style style:name="P16" style:family="paragraph" style:parent-style-name="Standard">
      <style:text-properties officeooo:rsid="002f7bf3" officeooo:paragraph-rsid="002f7bf3"/>
    </style:style>
    <style:style style:name="P17" style:family="paragraph" style:parent-style-name="Standard">
      <style:text-properties officeooo:rsid="00304081" officeooo:paragraph-rsid="00304081"/>
    </style:style>
    <style:style style:name="P18" style:family="paragraph" style:parent-style-name="Standard">
      <style:text-properties officeooo:rsid="0031e004" officeooo:paragraph-rsid="0031e004"/>
    </style:style>
    <style:style style:name="P19" style:family="paragraph" style:parent-style-name="Standard">
      <style:text-properties officeooo:rsid="00341821" officeooo:paragraph-rsid="0034443f"/>
    </style:style>
    <style:style style:name="P20" style:family="paragraph" style:parent-style-name="Standard">
      <style:text-properties officeooo:rsid="00370972" officeooo:paragraph-rsid="00370972"/>
    </style:style>
    <style:style style:name="P21" style:family="paragraph" style:parent-style-name="Standard">
      <style:text-properties officeooo:rsid="00370972" officeooo:paragraph-rsid="0047679c"/>
    </style:style>
    <style:style style:name="P22" style:family="paragraph" style:parent-style-name="Standard">
      <style:text-properties officeooo:rsid="0032875a" officeooo:paragraph-rsid="0032875a"/>
    </style:style>
    <style:style style:name="P23" style:family="paragraph" style:parent-style-name="Standard">
      <style:text-properties officeooo:rsid="003a875f" officeooo:paragraph-rsid="003a875f"/>
    </style:style>
    <style:style style:name="P24" style:family="paragraph" style:parent-style-name="Standard">
      <style:text-properties officeooo:rsid="003af5bb" officeooo:paragraph-rsid="003af5bb"/>
    </style:style>
    <style:style style:name="P25" style:family="paragraph" style:parent-style-name="Standard">
      <style:text-properties officeooo:rsid="003af5bb" officeooo:paragraph-rsid="003c7d0c"/>
    </style:style>
    <style:style style:name="P26" style:family="paragraph" style:parent-style-name="Standard">
      <style:text-properties officeooo:rsid="003af5bb" officeooo:paragraph-rsid="00482a15"/>
    </style:style>
    <style:style style:name="P27" style:family="paragraph" style:parent-style-name="Standard">
      <style:text-properties officeooo:rsid="003c7d0c" officeooo:paragraph-rsid="003c7d0c"/>
    </style:style>
    <style:style style:name="P28" style:family="paragraph" style:parent-style-name="Standard">
      <style:text-properties officeooo:rsid="003e9e11" officeooo:paragraph-rsid="003e9e11"/>
    </style:style>
    <style:style style:name="P29" style:family="paragraph" style:parent-style-name="Standard">
      <style:text-properties officeooo:rsid="001e6538" officeooo:paragraph-rsid="001e6538"/>
    </style:style>
    <style:style style:name="P30" style:family="paragraph" style:parent-style-name="Standard">
      <style:text-properties officeooo:rsid="004016be" officeooo:paragraph-rsid="004016be"/>
    </style:style>
    <style:style style:name="P31" style:family="paragraph" style:parent-style-name="Standard">
      <style:text-properties officeooo:rsid="0034443f" officeooo:paragraph-rsid="0034443f"/>
    </style:style>
    <style:style style:name="P32" style:family="paragraph" style:parent-style-name="Standard">
      <style:text-properties officeooo:rsid="0041e558" officeooo:paragraph-rsid="0041e558"/>
    </style:style>
    <style:style style:name="P33" style:family="paragraph" style:parent-style-name="Standard">
      <style:text-properties officeooo:rsid="0042a6fb" officeooo:paragraph-rsid="0042a6fb"/>
    </style:style>
    <style:style style:name="P34" style:family="paragraph" style:parent-style-name="Standard">
      <style:text-properties officeooo:rsid="0042a6fb" officeooo:paragraph-rsid="00457b46"/>
    </style:style>
    <style:style style:name="P35" style:family="paragraph" style:parent-style-name="Standard">
      <style:text-properties officeooo:rsid="0028571b" officeooo:paragraph-rsid="0028571b"/>
    </style:style>
    <style:style style:name="P36" style:family="paragraph" style:parent-style-name="Standard">
      <style:text-properties officeooo:rsid="004705d0" officeooo:paragraph-rsid="004705d0"/>
    </style:style>
    <style:style style:name="P37" style:family="paragraph" style:parent-style-name="Standard">
      <style:text-properties officeooo:rsid="0047679c" officeooo:paragraph-rsid="002e9ad3"/>
    </style:style>
    <style:style style:name="P38" style:family="paragraph" style:parent-style-name="Standard">
      <style:text-properties officeooo:rsid="0047679c" officeooo:paragraph-rsid="0047679c"/>
    </style:style>
    <style:style style:name="P39" style:family="paragraph" style:parent-style-name="Standard">
      <style:text-properties officeooo:rsid="00482a15" officeooo:paragraph-rsid="00482a15"/>
    </style:style>
    <style:style style:name="P40" style:family="paragraph" style:parent-style-name="Standard">
      <style:text-properties officeooo:rsid="001f6be0" officeooo:paragraph-rsid="001f6be0"/>
    </style:style>
    <style:style style:name="P41" style:family="paragraph" style:parent-style-name="Standard">
      <style:text-properties officeooo:rsid="004bb036" officeooo:paragraph-rsid="004bb036"/>
    </style:style>
    <style:style style:name="P42"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43" style:family="paragraph" style:parent-style-name="Standard">
      <style:paragraph-properties fo:margin-left="0.4925in" fo:margin-right="0in" fo:text-indent="0in" style:auto-text-indent="false"/>
      <style:text-properties style:font-name="Liberation Mono" fo:font-size="10pt" officeooo:rsid="002d7bab" officeooo:paragraph-rsid="002d7bab" style:font-size-asian="10pt" style:font-size-complex="10pt"/>
    </style:style>
    <style:style style:name="P44" style:family="paragraph" style:parent-style-name="Standard">
      <style:paragraph-properties fo:margin-left="0.4925in" fo:margin-right="0in" fo:text-indent="0in" style:auto-text-indent="false"/>
      <style:text-properties style:font-name="Liberation Mono" fo:font-size="10pt" officeooo:rsid="002e9ad3" officeooo:paragraph-rsid="002e9ad3" style:font-size-asian="10pt" style:font-size-complex="10pt"/>
    </style:style>
    <style:style style:name="P45" style:family="paragraph" style:parent-style-name="Standard">
      <style:paragraph-properties fo:margin-left="0.4925in" fo:margin-right="0in" fo:text-indent="0in" style:auto-text-indent="false"/>
      <style:text-properties style:font-name="Liberation Mono" fo:font-size="10pt" officeooo:rsid="002e9ad3" officeooo:paragraph-rsid="0047679c" style:font-size-asian="10pt" style:font-size-complex="10pt"/>
    </style:style>
    <style:style style:name="P46" style:family="paragraph" style:parent-style-name="Standard">
      <style:paragraph-properties fo:margin-left="0.4925in" fo:margin-right="0in" fo:text-indent="0in" style:auto-text-indent="false"/>
      <style:text-properties style:font-name="Liberation Mono" fo:font-size="10pt" officeooo:rsid="002eea8a" officeooo:paragraph-rsid="002eea8a" style:font-size-asian="10pt" style:font-size-complex="10pt"/>
    </style:style>
    <style:style style:name="P47" style:family="paragraph" style:parent-style-name="Standard">
      <style:paragraph-properties fo:margin-left="0.4925in" fo:margin-right="0in" fo:text-indent="0in" style:auto-text-indent="false"/>
      <style:text-properties style:font-name="Liberation Mono" fo:font-size="10pt" officeooo:rsid="002f7bf3" officeooo:paragraph-rsid="002f7bf3" style:font-size-asian="10pt" style:font-size-complex="10pt"/>
    </style:style>
    <style:style style:name="P48" style:family="paragraph" style:parent-style-name="Standard">
      <style:paragraph-properties fo:margin-left="0.4925in" fo:margin-right="0in" fo:text-indent="0in" style:auto-text-indent="false"/>
      <style:text-properties style:font-name="Liberation Mono" fo:font-size="10pt" officeooo:rsid="00304081" officeooo:paragraph-rsid="00304081"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1a14c4" officeooo:paragraph-rsid="001a14c4" style:font-size-asian="10pt" style:font-size-complex="10pt"/>
    </style:style>
    <style:style style:name="P50" style:family="paragraph" style:parent-style-name="Standard">
      <style:paragraph-properties fo:margin-left="0.4925in" fo:margin-right="0in" fo:text-indent="0in" style:auto-text-indent="false"/>
      <style:text-properties style:font-name="Liberation Mono" fo:font-size="10pt" officeooo:rsid="00370972" officeooo:paragraph-rsid="00370972" style:font-size-asian="10pt" style:font-size-complex="10pt"/>
    </style:style>
    <style:style style:name="P51" style:family="paragraph" style:parent-style-name="Standard">
      <style:paragraph-properties fo:margin-left="0.4925in" fo:margin-right="0in" fo:text-indent="0in" style:auto-text-indent="false"/>
      <style:text-properties style:font-name="Liberation Mono" fo:font-size="10pt" officeooo:rsid="003af5bb" officeooo:paragraph-rsid="003af5bb" style:font-size-asian="10pt" style:font-size-complex="10pt"/>
    </style:style>
    <style:style style:name="P52" style:family="paragraph" style:parent-style-name="Standard">
      <style:paragraph-properties fo:margin-left="0.4925in" fo:margin-right="0in" fo:text-indent="0in" style:auto-text-indent="false"/>
      <style:text-properties officeooo:rsid="001caf90" officeooo:paragraph-rsid="001caf90"/>
    </style:style>
    <style:style style:name="P53" style:family="paragraph" style:parent-style-name="Standard">
      <style:paragraph-properties fo:margin-left="0.4925in" fo:margin-right="0in" fo:text-indent="0in" style:auto-text-indent="false"/>
      <style:text-properties officeooo:rsid="001e6538" officeooo:paragraph-rsid="001e6538"/>
    </style:style>
    <style:style style:name="P54" style:family="paragraph" style:parent-style-name="Standard">
      <style:paragraph-properties fo:margin-left="0.4925in" fo:margin-right="0in" fo:text-indent="0in" style:auto-text-indent="false"/>
      <style:text-properties officeooo:rsid="00370972" officeooo:paragraph-rsid="00370972"/>
    </style:style>
    <style:style style:name="P55" style:family="paragraph" style:parent-style-name="Standard">
      <style:paragraph-properties fo:margin-left="0.4925in" fo:margin-right="0in" fo:text-indent="0in" style:auto-text-indent="false"/>
      <style:text-properties officeooo:rsid="004a26dc" officeooo:paragraph-rsid="004a26dc"/>
    </style:style>
    <style:style style:name="P56" style:family="paragraph" style:parent-style-name="Standard">
      <style:paragraph-properties fo:margin-left="0in" fo:margin-right="0in" fo:text-indent="0in" style:auto-text-indent="false"/>
      <style:text-properties officeooo:rsid="001a14c4" officeooo:paragraph-rsid="001a14c4"/>
    </style:style>
    <style:style style:name="P57" style:family="paragraph" style:parent-style-name="Standard">
      <style:paragraph-properties fo:margin-left="0in" fo:margin-right="0in" fo:text-indent="0in" style:auto-text-indent="false"/>
      <style:text-properties officeooo:rsid="00370972" officeooo:paragraph-rsid="00370972"/>
    </style:style>
    <style:style style:name="P58" style:family="paragraph" style:parent-style-name="Standard">
      <style:paragraph-properties fo:margin-left="0in" fo:margin-right="0in" fo:text-indent="0in" style:auto-text-indent="false"/>
      <style:text-properties officeooo:rsid="004a26dc" officeooo:paragraph-rsid="004a26dc"/>
    </style:style>
    <style:style style:name="P59" style:family="paragraph" style:parent-style-name="Text_20_body">
      <style:text-properties officeooo:rsid="002275d4" officeooo:paragraph-rsid="002275d4"/>
    </style:style>
    <style:style style:name="P60" style:family="paragraph" style:parent-style-name="Text_20_body">
      <style:text-properties officeooo:rsid="00244b4e" officeooo:paragraph-rsid="00244b4e"/>
    </style:style>
    <style:style style:name="P61" style:family="paragraph" style:parent-style-name="Standard" style:master-page-name="">
      <style:paragraph-properties fo:margin-left="1.5in" fo:margin-right="0in" fo:text-indent="-1.5in" style:auto-text-indent="false" style:page-number="auto">
        <style:tab-stops/>
      </style:paragraph-properties>
      <style:text-properties officeooo:rsid="002d7bab" officeooo:paragraph-rsid="002d7bab"/>
    </style:style>
    <style:style style:name="P62" style:family="paragraph" style:parent-style-name="Standard">
      <style:paragraph-properties fo:margin-left="1.5in" fo:margin-right="0in" fo:text-indent="-1.5in" style:auto-text-indent="false">
        <style:tab-stops/>
      </style:paragraph-properties>
      <style:text-properties officeooo:rsid="002d7bab" officeooo:paragraph-rsid="002d7bab"/>
    </style:style>
    <style:style style:name="P63" style:family="paragraph" style:parent-style-name="Table_20_Contents">
      <style:paragraph-properties fo:text-align="center" style:justify-single-word="false"/>
      <style:text-properties officeooo:rsid="0031e004"/>
    </style:style>
    <style:style style:name="P64" style:family="paragraph" style:parent-style-name="Table_20_Contents">
      <style:paragraph-properties fo:text-align="center" style:justify-single-word="false"/>
      <style:text-properties officeooo:rsid="0031e004" officeooo:paragraph-rsid="0031e004"/>
    </style:style>
    <style:style style:name="P65" style:family="paragraph" style:parent-style-name="Table_20_Contents">
      <style:paragraph-properties fo:text-align="center" style:justify-single-word="false"/>
      <style:text-properties fo:font-weight="bold" officeooo:rsid="0031e004" officeooo:paragraph-rsid="0031e004" style:font-weight-asian="bold" style:font-weight-complex="bold"/>
    </style:style>
    <style:style style:name="P66" style:family="paragraph" style:parent-style-name="Table_20_Contents">
      <style:text-properties fo:font-weight="bold" officeooo:rsid="00404e13" officeooo:paragraph-rsid="00404e13" style:font-weight-asian="bold" style:font-weight-complex="bold"/>
    </style:style>
    <style:style style:name="P67" style:family="paragraph" style:parent-style-name="Table_20_Contents">
      <style:text-properties officeooo:rsid="00404e13" officeooo:paragraph-rsid="00404e13"/>
    </style:style>
    <style:style style:name="P68" style:family="paragraph" style:parent-style-name="Table_20_Contents">
      <style:text-properties officeooo:rsid="0041e558" officeooo:paragraph-rsid="0041e558"/>
    </style:style>
    <style:style style:name="P69" style:family="paragraph" style:parent-style-name="Table_20_Contents">
      <style:text-properties officeooo:rsid="0042a6fb" officeooo:paragraph-rsid="0042a6fb"/>
    </style:style>
    <style:style style:name="P70" style:family="paragraph" style:parent-style-name="Standard" style:list-style-name="L1">
      <style:text-properties officeooo:rsid="001a14c4" officeooo:paragraph-rsid="001a14c4"/>
    </style:style>
    <style:style style:name="P71" style:family="paragraph" style:parent-style-name="Standard" style:list-style-name="L1">
      <style:text-properties officeooo:rsid="001a7838" officeooo:paragraph-rsid="001a79b8"/>
    </style:style>
    <style:style style:name="P72" style:family="paragraph" style:parent-style-name="Standard" style:list-style-name="L1">
      <style:text-properties officeooo:rsid="001a7838" officeooo:paragraph-rsid="001a7838"/>
    </style:style>
    <style:style style:name="P73" style:family="paragraph" style:parent-style-name="Standard" style:list-style-name="L2">
      <style:text-properties officeooo:rsid="004bb036" officeooo:paragraph-rsid="004c6f4a"/>
    </style:style>
    <style:style style:name="P74" style:family="paragraph" style:parent-style-name="Standard" style:list-style-name="L2">
      <style:text-properties officeooo:rsid="004bb036" officeooo:paragraph-rsid="00510b05"/>
    </style:style>
    <style:style style:name="P75" style:family="paragraph" style:parent-style-name="Standard" style:list-style-name="L2">
      <style:text-properties officeooo:rsid="004c38ab" officeooo:paragraph-rsid="004c6f4a"/>
    </style:style>
    <style:style style:name="P76" style:family="paragraph" style:parent-style-name="Standard" style:list-style-name="L2">
      <style:text-properties officeooo:rsid="004c4dd5" officeooo:paragraph-rsid="004c4dd5"/>
    </style:style>
    <style:style style:name="P77" style:family="paragraph" style:parent-style-name="Heading_20_3">
      <style:text-properties officeooo:rsid="002275d4" officeooo:paragraph-rsid="002275d4"/>
    </style:style>
    <style:style style:name="P78" style:family="paragraph" style:parent-style-name="Heading_20_3">
      <style:text-properties officeooo:paragraph-rsid="002275d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d7bab"/>
    </style:style>
    <style:style style:name="T13" style:family="text">
      <style:text-properties officeooo:rsid="002eea8a"/>
    </style:style>
    <style:style style:name="T14" style:family="text">
      <style:text-properties officeooo:rsid="002f7bf3"/>
    </style:style>
    <style:style style:name="T15" style:family="text">
      <style:text-properties officeooo:rsid="0032875a"/>
    </style:style>
    <style:style style:name="T16" style:family="text">
      <style:text-properties officeooo:rsid="003363fe"/>
    </style:style>
    <style:style style:name="T17" style:family="text">
      <style:text-properties officeooo:rsid="003365b0"/>
    </style:style>
    <style:style style:name="T18" style:family="text">
      <style:text-properties officeooo:rsid="0033eace"/>
    </style:style>
    <style:style style:name="T19" style:family="text">
      <style:text-properties officeooo:rsid="00341821"/>
    </style:style>
    <style:style style:name="T20" style:family="text">
      <style:text-properties officeooo:rsid="0038252a"/>
    </style:style>
    <style:style style:name="T21" style:family="text">
      <style:text-properties officeooo:rsid="0039bf36"/>
    </style:style>
    <style:style style:name="T22" style:family="text">
      <style:text-properties officeooo:rsid="0039ca43"/>
    </style:style>
    <style:style style:name="T23" style:family="text">
      <style:text-properties officeooo:rsid="0039d548"/>
    </style:style>
    <style:style style:name="T24" style:family="text">
      <style:text-properties officeooo:rsid="003c7d0c"/>
    </style:style>
    <style:style style:name="T25" style:family="text">
      <style:text-properties officeooo:rsid="003d4818"/>
    </style:style>
    <style:style style:name="T26" style:family="text">
      <style:text-properties officeooo:rsid="004016be"/>
    </style:style>
    <style:style style:name="T27" style:family="text">
      <style:text-properties officeooo:rsid="00404e13"/>
    </style:style>
    <style:style style:name="T28" style:family="text">
      <style:text-properties officeooo:rsid="0041e558"/>
    </style:style>
    <style:style style:name="T29" style:family="text">
      <style:text-properties officeooo:rsid="0042a6fb"/>
    </style:style>
    <style:style style:name="T30" style:family="text">
      <style:text-properties officeooo:rsid="00445255"/>
    </style:style>
    <style:style style:name="T31" style:family="text">
      <style:text-properties officeooo:rsid="0045200f"/>
    </style:style>
    <style:style style:name="T32" style:family="text">
      <style:text-properties officeooo:rsid="00457b46"/>
    </style:style>
    <style:style style:name="T33" style:family="text">
      <style:text-properties officeooo:rsid="004705d0"/>
    </style:style>
    <style:style style:name="T34" style:family="text">
      <style:text-properties officeooo:rsid="0047679c"/>
    </style:style>
    <style:style style:name="T35" style:family="text">
      <style:text-properties officeooo:rsid="00482a15"/>
    </style:style>
    <style:style style:name="T36" style:family="text">
      <style:text-properties officeooo:rsid="004bb036"/>
    </style:style>
    <style:style style:name="T37" style:family="text">
      <style:text-properties officeooo:rsid="004c38ab"/>
    </style:style>
    <style:style style:name="T38" style:family="text">
      <style:text-properties officeooo:rsid="004c4dd5"/>
    </style:style>
    <style:style style:name="T39" style:family="text">
      <style:text-properties officeooo:rsid="004c6f4a"/>
    </style:style>
    <style:style style:name="T40" style:family="text">
      <style:text-properties officeooo:rsid="004db0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850io</text:span></text:p>
      <text:p text:style-name="P5"><text:date style:data-style-name="N37" text:date-value="2019-08-15T17:25:43.779647187">08/15/19</text:date></text:p>
      <text:p text:style-name="P2"/>
      <text:h text:style-name="P77" text:outline-level="3">Hardware</text:h>
      <text:p text:style-name="P59">The interface to the WIZ<text:span text:style-name="T12">8</text:span>50io is SPI. The interface card provides an efficient interface from the H8/H89 (8-bit CPU) to SPI. It may also be used to communicate with other SPI devices such as a Raspberry Pi microcontroller <text:span text:style-name="T30">(or NVRAM)</text:span>,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text:span text:style-name="T19">s</text:span>, total, are required to input N bytes.</text:p>
      <text:p text:style-name="P60">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text:span text:style-name="T19">but </text:span>the WIZ850io <text:span text:style-name="T19">does not generate a RDY so it is tied high. On the older WIZ550io module, t</text:span>his signal indicates when the MAC address programming has completed after power on/<text:span text:style-name="T19">RESET. It </text:span>is generally not a concer<text:span text:style-name="T11">n</text:span> for CP/M software as by the time CP/M can boot the RDY signal would have long since been asserted. <text:span text:style-name="T19">The WIZ850io data specifies a 50mS delay after power on/RESET for “Internal Auto Configuration Time” (which sounds like MAC address programming but the schematic shows no PIC to perform that task – in contrast to the WIZ550io). This delay is not likely to be an issue except maybe for Network Auto-Boot in the Monitor ROM. </text:span>Both RDY and SCS are bit 0 of their respective input/output ports.</text:p>
      <text:h text:style-name="P78" text:outline-level="3"><text:span text:style-name="T9">CP/NET </text:span>Background</text:h>
      <text:p text:style-name="P11">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1"/>
      <text:p text:style-name="P4">CP/NET uses an 8-bit “node ID” to identify all participants on a network. This is roughly equivalent to the modern IP Address. <text:span text:style-name="T36">The node ID must be unique inside a given CP/NET domain. Unless a node will always be in a private domain, node IDs should be registered to avoid conflict with other CP/NET users across the internet. See the section CP/NET Node IDs for more information.</text:span></text:p>
      <text:p text:style-name="P4"/>
      <text:p text:style-name="P4">Since the WIZ<text:span text:style-name="T9">850io</text:span> requires IP addresses (as do modern networks to which it will be attached), a scheme is needed to relate CP/NET node IDs to IP addresses. The local <text:span text:style-name="T1">(client) </text:span>node is assigned a CP/<text:soft-page-break/>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and other clients. Note that CP/NET assumes that node 00H will be a server, so this value is not used for a client ID.</text:span></text:p>
      <text:p text:style-name="P2"/>
      <text:p text:style-name="P3">Remote (server) nodes are configured into the socket registers (up to <text:span text:style-name="T8">8 in the WIZ8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any other assigned node IDs on the network. While the WIZ850io and SNIOS only use the server ID to locate the IP/port of the remote server, remote servers typically validate that the node ID matches their configuration.</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text:span text:style-name="T33">configuration </text:span>values <text:span text:style-name="T33">for use in</text:span> the WIZ<text:span text:style-name="T8">850io</text:span>. Note that all memory in th<text:span text:style-name="T8">ese devices</text:span> is volatile, apparently even across RESET, and so the values must be reprogrammed each time the system is booted. <text:span text:style-name="T33">To simplify this, an NVRAM chip (also attached to the SPI interface) is used to (semi-)permanently stored the network configuration, and this configuration is programmed into the WIZ850io automatically when starting NDOS3. Oncve the network configuration is set in the NVRAM, it does not need to be set again unless changes are made or the NVRAM chip is erased or replaced.</text:span></text:p>
      <text:p text:style-name="P7"/>
      <text:p text:style-name="P7">WIZCFG.COM uses the following command syntax:</text:p>
      <text:p text:style-name="P7"/>
      <text:p text:style-name="P42">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49">N <text:span text:style-name="T3">node-id</text:span></text:p>
      <text:p text:style-name="P49">I <text:span text:style-name="T3">ip-addr</text:span></text:p>
      <text:p text:style-name="P49"><text:soft-page-break/>G <text:span text:style-name="T3">gateway-ip</text:span></text:p>
      <text:p text:style-name="P49">S <text:span text:style-name="T3">sub-net-mask</text:span></text:p>
      <text:p text:style-name="P49">M <text:span text:style-name="T3">mac-addr</text:span></text:p>
      <text:p text:style-name="P49">{0-<text:span text:style-name="T8">7</text:span>} <text:span text:style-name="T3">node-id ip-addr port</text:span></text:p>
      <text:p text:style-name="P56"/>
      <text:list xml:id="list4245418296" text:style-name="L1">
        <text:list-item>
          <text:p text:style-name="P70">The commands ‘0’, ‘1’, ‘2’, ... ‘<text:span text:style-name="T8">7</text:span>’ are used to setup remote servers using sockets 0, 1, 2, ... <text:span text:style-name="T8">7</text:span>, respectively.</text:p>
        </text:list-item>
        <text:list-item>
          <text:p text:style-name="P70">‘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71">IP Addresses (‘I’, ‘G’, ‘S’, param 2 of {0-<text:span text:style-name="T8">7</text:span>}) use dotted decimal format.</text:p>
        </text:list-item>
        <text:list-item>
          <text:p text:style-name="P71">MAC addresses use colon-hex format. <text:span text:style-name="T15">Note that programming the MAC address in the WIZ550io is not required, however the WIZ850io will require that.</text:span></text:p>
        </text:list-item>
        <text:list-item>
          <text:p text:style-name="P72">Port numbers are in decimal <text:span text:style-name="T10">(unsigned 16-bit)</text:span>.</text:p>
        </text:list-item>
      </text:list>
      <text:p text:style-name="P8"/>
      <text:p text:style-name="P8">Running WIZCFG with no command will <text:span text:style-name="T6">show</text:span> the current configuration <text:span text:style-name="T33">stored</text:span> <text:span text:style-name="T33">in</text:span> the <text:span text:style-name="T33">NVRAM</text:span>. <text:span text:style-name="T33">Prefixing any command with a ‘W’ will make the command operate on the WIZ850io instead of NVRAM. This includes the “show” command, e.g. “wizcfg w” shows the current WIZ850io configuration.</text:span></text:p>
      <text:p text:style-name="P8"/>
      <text:p text:style-name="P14"><text:span text:style-name="T34">It is convenient to maintain your network configuration in</text:span> a SUBMIT file containing the WIZCFG commands to setup the network. Here is a simple example (NETCFG.SUB):</text:p>
      <text:p text:style-name="P14"/>
      <text:p text:style-name="P45">wizcfg n 02</text:p>
      <text:p text:style-name="P45">wizcfg i 192.168.1.200</text:p>
      <text:p text:style-name="P45">wizcfg g 192.168.1.1</text:p>
      <text:p text:style-name="P45">wizcfg s 255.255.255.0</text:p>
      <text:p text:style-name="P45">wizcfg <text:span text:style-name="T21">m</text:span> <text:span text:style-name="T21">02:00:5D:0D:F1:2E</text:span></text:p>
      <text:p text:style-name="P45">wizcfg 0 00 192.168.1.17 31100</text:p>
      <text:p text:style-name="P14"/>
      <text:p text:style-name="P14">This sets the CP/NET client node ID to “02”, the client IP address to “192.168.1.200”, the gateway address to “192.168.1.1”, the network mask to “255.255.255.0”, <text:span text:style-name="T22">and the MAC address to “02:00:5D:0D:F1:2E”</text:span>. It also configures one server, node ID “00”, to be found at IP address “192.168.1.17” port “31100”. <text:span text:style-name="T34">Keeping this file up to date makes it easy to store your configuration in the NVRAM, should that be necessary after initial setup.</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1">Also note that the WIZ850io <text:span text:style-name="T20">does not</text:span> automatically program a MAC address into the W5500 (the network chip). This means it is necessary to <text:span text:style-name="T20">assign and</text:span> set a MAC address before using the device. <text:span text:style-name="T20">In most cases, a locally administered MAC address will suffice, which must only be unique on your local, private, network. Like the static IP address, the MAC address should not change unless absolutely necessary, and the two should be paired. A thorough discussion of MAC addresses is beyond the scope of this document. If your local network is already using a scheme to deploy locally administered MAC address, you should use that same scheme to generate a new, non-conflicting, MAC address for the </text:span><text:soft-page-break/><text:span text:style-name="T20">WIZ850io. Other schemes involve generating a random number or using the Unix time value (e.g. “date +%s”) and ensuring that the locally administered bit is “1” and the unicast bit is “0” (0bxxxxxx10 for the first octet). A globally administered MAC address can be obtained by recycling the MAC address of a retired or discarded piece of network equipment (e.g. an old NIC, or a cheap one that will not be used). Again, ideally this MAC address would not change for the life of the WIZ850io.</text:span></text:p>
      <text:p text:style-name="P11"/>
      <text:p text:style-name="P35">When WIZCFG is used to set a socket configuration <text:span text:style-name="T33">in the WIZ850io</text:span>, any active connection on that socket is closed prior to changing the values. CP/NET will re-connect (using new values) on the next access through that socket.</text:p>
      <text:p text:style-name="P35"/>
      <text:p text:style-name="P36">Note that some of the WIZ850io socket registers cannot be read exactly as written (separate registers exist for read vs. write), and so showing the WIZ850io configuration might not look correct.</text:p>
      <text:p text:style-name="P36"/>
      <text:p text:style-name="P36">The command “wizcfg r” may be used to program the WIZ850io from the NVRAM configuration, and is the same operation that NDOS3 performs when starting up. This can be handy for starting CP/NET 1.2, which currently does not automatically configure the WIZ850io.</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CP/NET message format “0” is used/allowed. This format consists of a 5-byte header <text:span text:style-name="T7">followed by the payload. The header </text:span>contains:</text:p>
      <text:p text:style-name="P10"/>
      <text:p text:style-name="P52">FMT – <text:span text:style-name="T7">00 request, 01 response.</text:span></text:p>
      <text:p text:style-name="P53">DID – destination node ID.</text:p>
      <text:p text:style-name="P53">SID – source (sender) node ID.</text:p>
      <text:p text:style-name="P53">FNC – BDOS function code *.</text:p>
      <text:p text:style-name="P53">SIZ – payload size -1.</text:p>
      <text:p text:style-name="P53">* Additional functions may be defined, provided servers recognize them.</text:p>
      <text:p text:style-name="P8"/>
      <text:p text:style-name="P29">Note that the minimum message payload size is 1 byte, and the maximum is 256 bytes. This means the maximum message packet size will be 261 bytes. The minimum send/receive buffer size is 1K, so it is never possible for a single message to overrun the buffer.</text:p>
      <text:p text:style-name="P29"/>
      <text:p text:style-name="P30">Other formats may be defined. CP/NET documentation states that formats 0-127 are reserved for use by DRI. While it seems unlikely DRI will be defining any new message formats, formats 128-255 will be used for supporting additional features. It is recommended that HDOS use formats 0x80 (request) and 0x81 (response), although the 256-byte record size of HDOS complicates things (may require the SIZ field to be more than 8 bits). HDOS support is To Be Defined. Network Boot will use formats 0xb0 <text:soft-page-break/>(boot request) and 0xb1 (boot responses), with the function code defining specific actions related to booting. Boot formats use single-byte (5-byte) header fields. Network boot protocol is defined in that section.</text:p>
      <text:p text:style-name="P7"/>
      <text:p text:style-name="P40">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 <text:span text:style-name="T26">for other callers</text:span>.</text:p>
      <text:p text:style-name="P40"/>
      <text:h text:style-name="Heading_20_3" text:outline-level="3">CP/NET Node IDs</text:h>
      <text:p text:style-name="P41">Some convensions will be proposed here to help organize the “public” CP/NET domain over the internet. It is recommended that these conventions be followed in all cases, if possible, since a node (client or server) may want to participate in the public network at some time, and if it’s node ID is not unique then it will conflict.</text:p>
      <text:p text:style-name="P41"/>
      <text:list xml:id="list3291958877" text:style-name="L2">
        <text:list-item>
          <text:p text:style-name="P74">Node ID 0xFF is designated by CP/NET as the broadcast destination. It is also used internally for an invalid/unconfigured value. It cannot be used as an active node ID.</text:p>
        </text:list-item>
        <text:list-item>
          <text:p text:style-name="P74">Node ID <text:span text:style-name="T38">0x</text:span>00 is reserved for a local CP/NET server. Since this is the default server for CP/NET commands, this provides the maximum convenience for accessing the “<text:span text:style-name="T39">primary</text:span>” local server. This server must not be accessible on the internet (e.g. it’s port must not be exposed, and should not be in the range 0x3100-0x31FF).</text:p>
        </text:list-item>
        <text:list-item>
          <text:p text:style-name="P75">Node IDs 0xF0-0xFE are reserved for private networks and should not be used for nodes that interact (are visible) on the internet. <text:span text:style-name="T38">They may be used as servers or clients.</text:span></text:p>
        </text:list-item>
        <text:list-item>
          <text:p text:style-name="P73">Publicly accessible nodes should use TCP/IP port 0x31nn, where ‘nn’ is the hexadecimal node ID. <text:span text:style-name="T37">This equates to decimal port numbers 12544-12799. WIZCFG on clients will use this convention for the source port numbers of sockets to servers.</text:span></text:p>
        </text:list-item>
        <text:list-item>
          <text:p text:style-name="P76">Node IDs 0x01 upward will be registered for servers that are accessible on the internet. These servers will use (listen on) TCP/IP port 0x31nn, where ‘nn’ is the node ID.</text:p>
        </text:list-item>
        <text:list-item>
          <text:p text:style-name="P76">Node IDs 0xEF downward will be registered for clients that will access servers on the internet.</text:p>
        </text:list-item>
        <text:list-item>
          <text:p text:style-name="P76">The registry for “public” CP/NET node IDs (0x01-0xEF) will be the <text:span text:style-name="T40">file </text:span><text:a xlink:type="simple" xlink:href="https://github.com/durgadas311/MmsCpm3/blob/master/CPNET-registry.md" text:style-name="Internet_20_link" text:visited-style-name="Visited_20_Internet_20_Link"><text:span text:style-name="T40">https://github.com/durgadas311/MmsCpm3/blob/master/CPNET-registry.md</text:span></text:a></text:p>
        </text:list-item>
      </text:list>
      <text:p text:style-name="P41"/>
      <text:h text:style-name="Heading_20_3" text:outline-level="3">Example: Setting up a CpnetSocketServer for WIZ850io</text:h>
      <text:p text:style-name="P12">CpnetSocketServer uses a configuration file to specify settings. This file is plain text and contains “property = value” lines. The most-relevant properties are:</text:p>
      <text:p text:style-name="P12"/>
      <text:p text:style-name="P61">cpnetserver_host<text:tab/>The hostname or IP address on which to listen for connections.</text:p>
      <text:p text:style-name="P62">cpnetserver_port<text:tab/>The port number on which to listen for connections.</text:p>
      <text:p text:style-name="P62">cpnetserver_root_dir<text:tab/>The top-level directory to export to CP/NET clients. Create subdirectories “a” through “p”, for drives A: through P:.</text:p>
      <text:p text:style-name="P62">cpnetserver_sid<text:tab/>The node ID for this server. Must be unique on the CP/NET domain. A hexadecimal number 00-FE.</text:p>
      <text:p text:style-name="P12"/>
      <text:p text:style-name="P12"><text:soft-page-break/>This configuration file is specified on the JAVA command line with the “conf=<text:span text:style-name="T3">file</text:span>” option. For example:</text:p>
      <text:p text:style-name="P12"/>
      <text:p text:style-name="P43">java -jar CpnetSocketServer.jar conf=<text:span text:style-name="T3">file</text:span></text:p>
      <text:p text:style-name="P12"/>
      <text:p text:style-name="P12">By default, the server will log various messages to stderr. The property “cpnetserver_log=<text:span text:style-name="T3">file</text:span>” (or commandline option “log=<text:span text:style-name="T3">file</text:span>”) may be used to direct that output to a file.</text:p>
      <text:p text:style-name="P12"/>
      <text:p text:style-name="P13">Here is an example configuration file:</text:p>
      <text:p text:style-name="P13"/>
      <text:p text:style-name="P44"># These are for CpnetSocketServer.jar</text:p>
      <text:p text:style-name="P44">#cpnetserver_log = cpnet00.log</text:p>
      <text:p text:style-name="P44"/>
      <text:p text:style-name="P44">cpnetserver_host = 192.168.1.17</text:p>
      <text:p text:style-name="P44">cpnetserver_port = 31100</text:p>
      <text:p text:style-name="P44">cpnetserver_temp = P</text:p>
      <text:p text:style-name="P44">cpnetserver_sid = 00</text:p>
      <text:p text:style-name="P44">cpnetserver_max = 16</text:p>
      <text:p text:style-name="P44">cpnetserver_root_dir = /home/drmiller/CpnetServer00</text:p>
      <text:p text:style-name="P44"/>
      <text:p text:style-name="P44"># Up to 16 printers, 0-f</text:p>
      <text:p text:style-name="P44">cpnetserver_lst5 = Diablo630Stream file=lst00.5.ps</text:p>
      <text:p text:style-name="P44"/>
      <text:p text:style-name="P44">diablo630_nogui = true</text:p>
      <text:p text:style-name="P44">diablo630_jobend = save</text:p>
      <text:p text:style-name="P13"/>
      <text:p text:style-name="P13">Other properties are explained below.</text:p>
      <text:p text:style-name="P12"/>
      <text:h text:style-name="Heading_20_3" text:outline-level="3">Example: Setting up a CP/NET client on CP/M 3</text:h>
      <text:p text:style-name="P37">This example assumes that you have already programmed your network configuration into the NVRAM chip.</text:p>
      <text:p text:style-name="P13"/>
      <text:p text:style-name="P58">A complete bundle, for the WIZ850io, is available at:</text:p>
      <text:p text:style-name="P58"/>
      <text:p text:style-name="P55"><text:a xlink:type="simple" xlink:href="http://sebhc.durgadas.com/mms89/wiz850io/cpnet3.tgz" text:style-name="Internet_20_link" text:visited-style-name="Visited_20_Internet_20_Link">http://sebhc.durgadas.com/mms89/wiz850io/cpnet3.tgz</text:a></text:p>
      <text:p text:style-name="P58"/>
      <text:p text:style-name="P13">The CP/NET add-on for CP/M 3 is an RSX contained in NDOS3.COM. This RSX may be added by invoking the command “NDOS3”. After starting NDOS3, CP/NET is active and available. However, no drives (or LST: device) has been redirected to network servers. Use the NETWORK.COM program to redirect local drives to remote drives on servers. For example:</text:p>
      <text:p text:style-name="P13"/>
      <text:p text:style-name="P44">network p:=c:</text:p>
      <text:p text:style-name="P13"/>
      <text:p text:style-name="P13">Will map local drive P: onto server 00 drive C: (00 is the default server node ID, if none is specified). After this, using drive P: under CP/M 3 will perform operations on server 00 drive C:. For these examples, that would map to the server directory “/<text:span text:style-name="T13">home/drmiller/CpnetServer00/c”.</text:span></text:p>
      <text:p text:style-name="P13"/>
      <text:p text:style-name="P15">The program NETSTAT.COM (or CPNETSTS.COM) will display the current mappings. For example:</text:p>
      <text:p text:style-name="P15"/>
      <text:p text:style-name="P46"><text:soft-page-break/>A&gt;netstat</text:p>
      <text:p text:style-name="P46"/>
      <text:p text:style-name="P46">CP/NET Status</text:p>
      <text:p text:style-name="P46">=============</text:p>
      <text:p text:style-name="P46">Requester ID = 02H</text:p>
      <text:p text:style-name="P46">Network Status Byte = 10H</text:p>
      <text:p text:style-name="P46">Device status:</text:p>
      <text:p text:style-name="P46"><text:s text:c="2"/>Drive P: = Drive C: on Network Server ID = 00H</text:p>
      <text:p text:style-name="P46">A&gt;</text:p>
      <text:p text:style-name="P15"/>
      <text:p text:style-name="P15">Note that CpnetSocketServer forces all filenames to be lowercase in the actual subdirectory. It also requires files to conf<text:span text:style-name="T16">o</text:span>rm to the 8+3 convention used by CP/M. If you copy files into these subdirectories, for use by CP/M, they must adhere to these conventions. Also note that text files may require line-ending conversion in order to function properly on CP/M. CP/M requires text file line-endings to be CR-LF. There are several utilities available to do this conversion, depending on your platform. Linux usually has a package “dos2unix” that provides two utilities, for converting to and from CR-LF line-endings. <text:span text:style-name="T14">There is also a simple file-copy CP/M program TR.COM that may be used to convert line-endings.</text:span></text:p>
      <text:p text:style-name="P15"/>
      <text:p text:style-name="P16">A drive may be unmapped (returned to local use) with the program LOCAL.COM. This is most useful if a mapping actually obscured a local drive, which is now needed. Typically, an unused drive letter would be mapped to a network drive.</text:p>
      <text:p text:style-name="P16"/>
      <text:p text:style-name="P16">CP/NET may be “shutdown” with the program RSXRM.COM, which causes the RSX to remove itself. For example:</text:p>
      <text:p text:style-name="P16"/>
      <text:p text:style-name="P47">rsxrm ndos3</text:p>
      <text:p text:style-name="P16"/>
      <text:p text:style-name="P16">Note that the WIZ850io does not lose it’s configuration when NDOS3 is shutdown, only when the system is RESET. The command “wizcfg” (with no options) will show the current configuration of the WIZ850io (as it pertains to CP/NET).</text:p>
      <text:p text:style-name="P16"/>
      <text:p text:style-name="P16">The CP/M 3 HELP facility has been expanded to cover these commands <text:span text:style-name="T17">(except WIZCGF)</text:span>.</text:p>
      <text:p text:style-name="P16"/>
      <text:h text:style-name="Heading_20_3" text:outline-level="3">Example: Setting up CP/NET 1.2 on CP/M 2.2</text:h>
      <text:p text:style-name="P38">This example assumes that you have already programmed your network configuration into the NVRAM chip.</text:p>
      <text:p text:style-name="P21"/>
      <text:p text:style-name="P21">CP/NET 1.2 (for CP/M 2.2) may also be run. Note that this will consume more TPA than the CP/M 3 version, and requires a cold boot (system RESET) to remove.</text:p>
      <text:p text:style-name="P20"/>
      <text:p text:style-name="P20">The standard CP/NET 1.2 distribution files are used, in combination with “snios-w.spr” (which must be renamed to “SNIOS.SPR”) and the WIZCFG.COM and associated utilities and files. CP/NET 1.2 distribution files are available here (as well as other sources <text:span text:style-name="T22">on the internet</text:span>):</text:p>
      <text:p text:style-name="P20"/>
      <text:p text:style-name="P54"><text:a xlink:type="simple" xlink:href="https://github.com/durgadas311/MmsCpm3/tree/master/net/dist/bin" text:style-name="Internet_20_link" text:visited-style-name="Visited_20_Internet_20_Link">https://github.com/durgadas311/MmsCpm3/tree/master/net/dist/bin</text:a></text:p>
      <text:p text:style-name="P57"/>
      <text:p text:style-name="P58"><text:soft-page-break/>A complete bundle, for the WIZ850io, is available at:</text:p>
      <text:p text:style-name="P58"/>
      <text:p text:style-name="P55"><text:a xlink:type="simple" xlink:href="http://sebhc.durgadas.com/mms89/wiz850io/cpnet12.tgz" text:style-name="Internet_20_link" text:visited-style-name="Visited_20_Internet_20_Link">http://sebhc.durgadas.com/mms89/wiz850io/cpnet12.tgz</text:a></text:p>
      <text:p text:style-name="P20"/>
      <text:p text:style-name="P20">Copy all these files onto a bootable CP/M 2.2 disk (with standard CP/M utilities). Boot this disk and setup the WIZ850io (e.g. <text:span text:style-name="T34">WIZCFG R</text:span>). Then start CP/NET with the program CPNETLDR.COM. You will get output like this:</text:p>
      <text:p text:style-name="P20"/>
      <text:p text:style-name="P50">A&gt;cpnetldr</text:p>
      <text:p text:style-name="P50"/>
      <text:p text:style-name="P50">CP/NET 1.2 Loader</text:p>
      <text:p text:style-name="P50">=================</text:p>
      <text:p text:style-name="P50"/>
      <text:p text:style-name="P50">BIOS <text:s text:c="8"/>EB00H <text:s/>1500H</text:p>
      <text:p text:style-name="P50">BDOS <text:s text:c="8"/>DD00H <text:s/>0E00H</text:p>
      <text:p text:style-name="P50">SNIOS <text:s text:c="2"/>SPR <text:s/>D900H <text:s/>0400H</text:p>
      <text:p text:style-name="P50">NDOS <text:s text:c="3"/>SPR <text:s/>CD00H <text:s/>0C00H</text:p>
      <text:p text:style-name="P50">TPA <text:s text:c="9"/>0000H <text:s/>CD00H</text:p>
      <text:p text:style-name="P50"/>
      <text:p text:style-name="P50">CP/NET 1.2 loading complete.</text:p>
      <text:p text:style-name="P50"/>
      <text:p text:style-name="P50">A&gt;</text:p>
      <text:p text:style-name="P20"/>
      <text:p text:style-name="P20">At this point, CP/NET is active and you may use NETWORK.COM to map local drives to network drives. Note that CP/NET 1.2 uses a different CCP than standard CP/M, it is in the file CCP.SPR so that it can be relocated as needed. Consult the DRI CP/NET 1.2 documentation for more information on added features of the CP/NET CCP.</text:p>
      <text:p text:style-name="P20"/>
      <text:h text:style-name="Heading_20_3" text:outline-level="3">NVRAM Option</text:h>
      <text:p text:style-name="P24">The SPI adapter contains a second SPI port, which may be connected to a Microchip 25LC512 non-volatile memory (SEEPROM) device. This <text:span text:style-name="T34">is</text:span> used to store the WIZ850io configuration over RESET and power cycles. Only the first 512 bytes of the 64K NVRAM are used by WIZCFG, so the rest may be used as desired for other purposes.</text:p>
      <text:p text:style-name="P24"/>
      <text:p text:style-name="P24"><text:span text:style-name="T34">The</text:span> WIZ850io configuration <text:span text:style-name="T34">in NVRAM must be </text:span>created using WIZCFG and/or SUBMIT. <text:span text:style-name="T34">This configuration contains a checksum, which is used to detect when a valid configuration exists. The WIZ850io will not be configured from NVRAM unless this checksum is good.</text:span></text:p>
      <text:p text:style-name="P24"/>
      <text:p text:style-name="P24">Once a configuration has been saved, each time the system is RESET or powered on the configuration may be rest<text:span text:style-name="T25">o</text:span>red <text:span text:style-name="T35">to the WIZ850io </text:span>using the command:</text:p>
      <text:p text:style-name="P24"/>
      <text:p text:style-name="P51">wizcfg r</text:p>
      <text:p text:style-name="P24"/>
      <text:p text:style-name="P39">NDOS3 automatically performs a “wizcfg r”, and so running this command is not necessary when using NDOS3.</text:p>
      <text:p text:style-name="P26"/>
      <text:p text:style-name="P26"><text:soft-page-break/>The utility NVRAM.COM may be used to directly examine (and change) the contents of the NVRAM. Note that the WIZ850io configuration block is protected by a checksum, so altering that area is likely to result in loss of the saved configuration. This utility is discussed under Advanced Operation, below.</text:p>
      <text:p text:style-name="P20"/>
      <text:h text:style-name="Heading_20_3" text:outline-level="3">Network Boot</text:h>
      <text:p text:style-name="P19">CP/NET does not define how to boot a system over the network. <text:span text:style-name="T27">The proposed method is to use the same header format as for CP/NET (256-byte max message payload), and use FMT codes 0xb0 and 0xb1. The following function codes are defined:</text:span></text:p>
      <text:p text:style-name="P19"/>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table:number-columns-spanned="5" office:value-type="string">
            <text:p text:style-name="P66">Requests</text:p>
          </table:table-cell>
          <table:covered-table-cell/>
          <table:covered-table-cell/>
          <table:covered-table-cell/>
          <table:covered-table-cell/>
        </table:table-row>
        <table:table-row>
          <table:table-cell table:style-name="Table2.A2" office:value-type="string">
            <text:p text:style-name="P66">FMT</text:p>
          </table:table-cell>
          <table:table-cell table:style-name="Table2.A2" office:value-type="string">
            <text:p text:style-name="P66">FNC</text:p>
          </table:table-cell>
          <table:table-cell table:style-name="Table2.A2" office:value-type="string">
            <text:p text:style-name="P66">SIZ</text:p>
          </table:table-cell>
          <table:table-cell table:style-name="Table2.A2" office:value-type="string">
            <text:p text:style-name="P66">Data</text:p>
          </table:table-cell>
          <table:table-cell table:style-name="Table2.E2" office:value-type="string">
            <text:p text:style-name="P66">Purpose</text:p>
          </table:table-cell>
        </table:table-row>
        <table:table-row>
          <table:table-cell table:style-name="Table2.A2" office:value-type="string">
            <text:p text:style-name="P67">B0</text:p>
          </table:table-cell>
          <table:table-cell table:style-name="Table2.A2" office:value-type="string">
            <text:p text:style-name="P67">0<text:span text:style-name="T29">1</text:span></text:p>
          </table:table-cell>
          <table:table-cell table:style-name="Table2.A2" office:value-type="string">
            <text:p text:style-name="P67">nn</text:p>
          </table:table-cell>
          <table:table-cell table:style-name="Table2.A2" office:value-type="string">
            <text:p text:style-name="P67">string</text:p>
          </table:table-cell>
          <table:table-cell table:style-name="Table2.E2" office:value-type="string">
            <text:p text:style-name="P67">Request boot using image(s) for SID, with optional string. <text:span text:style-name="T28">(TODO: zero-length how?)</text:span></text:p>
          </table:table-cell>
        </table:table-row>
        <table:table-row>
          <table:table-cell table:style-name="Table2.A2" office:value-type="string">
            <text:p text:style-name="P69">B0</text:p>
          </table:table-cell>
          <table:table-cell table:style-name="Table2.A2" office:value-type="string">
            <text:p text:style-name="P69">00</text:p>
          </table:table-cell>
          <table:table-cell table:style-name="Table2.A2" office:value-type="string">
            <text:p text:style-name="P69">00</text:p>
          </table:table-cell>
          <table:table-cell table:style-name="Table2.A2" office:value-type="string">
            <text:p text:style-name="P69">00</text:p>
          </table:table-cell>
          <table:table-cell table:style-name="Table2.E2" office:value-type="string">
            <text:p text:style-name="P69">ACK previous response, send next (handshake/flow control).</text:p>
          </table:table-cell>
        </table:table-row>
        <table:table-row>
          <table:table-cell table:style-name="Table2.E2" table:number-columns-spanned="5" office:value-type="string">
            <text:p text:style-name="P66">Responses</text:p>
          </table:table-cell>
          <table:covered-table-cell/>
          <table:covered-table-cell/>
          <table:covered-table-cell/>
          <table:covered-table-cell/>
        </table:table-row>
        <table:table-row>
          <table:table-cell table:style-name="Table2.A2" office:value-type="string">
            <text:p text:style-name="P67">B1</text:p>
          </table:table-cell>
          <table:table-cell table:style-name="Table2.A2" office:value-type="string">
            <text:p text:style-name="P67">00</text:p>
          </table:table-cell>
          <table:table-cell table:style-name="Table2.A2" office:value-type="string">
            <text:p text:style-name="P68">00</text:p>
          </table:table-cell>
          <table:table-cell table:style-name="Table2.A2" office:value-type="string">
            <text:p text:style-name="P68">00</text:p>
          </table:table-cell>
          <table:table-cell table:style-name="Table2.E2" office:value-type="string">
            <text:p text:style-name="P67">NAK - Boot failed/refused</text:p>
          </table:table-cell>
        </table:table-row>
        <table:table-row>
          <table:table-cell table:style-name="Table2.A2" office:value-type="string">
            <text:p text:style-name="P67">B1</text:p>
          </table:table-cell>
          <table:table-cell table:style-name="Table2.A2" office:value-type="string">
            <text:p text:style-name="P67">01</text:p>
          </table:table-cell>
          <table:table-cell table:style-name="Table2.A2" office:value-type="string">
            <text:p text:style-name="P68">7F</text:p>
          </table:table-cell>
          <table:table-cell table:style-name="Table2.A2" office:value-type="string">
            <text:p text:style-name="P67">message</text:p>
          </table:table-cell>
          <table:table-cell table:style-name="Table2.E2" office:value-type="string">
            <text:p text:style-name="P67"><text:span text:style-name="T28">ACK - </text:span>Boot accepted, image follows. <text:span text:style-name="T3">message</text:span> is ‘$’-terminated string to be displayed to user.</text:p>
          </table:table-cell>
        </table:table-row>
        <table:table-row>
          <table:table-cell table:style-name="Table2.A2" office:value-type="string">
            <text:p text:style-name="P67">B1</text:p>
          </table:table-cell>
          <table:table-cell table:style-name="Table2.A2" office:value-type="string">
            <text:p text:style-name="P67">02</text:p>
          </table:table-cell>
          <table:table-cell table:style-name="Table2.A2" office:value-type="string">
            <text:p text:style-name="P68">01</text:p>
          </table:table-cell>
          <table:table-cell table:style-name="Table2.A2" office:value-type="string">
            <text:p text:style-name="P67">address</text:p>
          </table:table-cell>
          <table:table-cell table:style-name="Table2.E2" office:value-type="string">
            <text:p text:style-name="P67">Set DMA address for subsequent records.</text:p>
          </table:table-cell>
        </table:table-row>
        <table:table-row>
          <table:table-cell table:style-name="Table2.A2" office:value-type="string">
            <text:p text:style-name="P67">B1</text:p>
          </table:table-cell>
          <table:table-cell table:style-name="Table2.A2" office:value-type="string">
            <text:p text:style-name="P67">03</text:p>
          </table:table-cell>
          <table:table-cell table:style-name="Table2.A2" office:value-type="string">
            <text:p text:style-name="P68">7F</text:p>
          </table:table-cell>
          <table:table-cell table:style-name="Table2.A2" office:value-type="string">
            <text:p text:style-name="P68">record</text:p>
          </table:table-cell>
          <table:table-cell table:style-name="Table2.E2" office:value-type="string">
            <text:p text:style-name="P68">Load record to DMA address, bump address by 128.</text:p>
          </table:table-cell>
        </table:table-row>
        <table:table-row>
          <table:table-cell table:style-name="Table2.A2" office:value-type="string">
            <text:p text:style-name="P68">B1</text:p>
          </table:table-cell>
          <table:table-cell table:style-name="Table2.A2" office:value-type="string">
            <text:p text:style-name="P68">04</text:p>
          </table:table-cell>
          <table:table-cell table:style-name="Table2.A2" office:value-type="string">
            <text:p text:style-name="P68">01</text:p>
          </table:table-cell>
          <table:table-cell table:style-name="Table2.A2" office:value-type="string">
            <text:p text:style-name="P68">address</text:p>
          </table:table-cell>
          <table:table-cell table:style-name="Table2.E2" office:value-type="string">
            <text:p text:style-name="P68">Boot complete, jump to <text:span text:style-name="T3">address</text:span>.</text:p>
          </table:table-cell>
        </table:table-row>
      </table:table>
      <text:p text:style-name="P31"/>
      <text:p text:style-name="P32">The server receives the boot request and examines the SID and optional string to see if a boot image exists. If booting is not allowed/possible, a NAK response is sent. If booting is possible, an ACK message is sent, containing a signon string for the user (e.g. the load message from CPM3.SYS).</text:p>
      <text:p text:style-name="P32"/>
      <text:p text:style-name="P32">If the client receives the ACK message, it will then prepare to accept and process additional messages until FNC 04 is received. <text:span text:style-name="T29">Note that FNCs 02 and 03 are general-purpose data loading messages. The client should accept these and process them. There is no way to prematurely stop the boot, so if the client decides to abort it must continue the protocol but ignore all messages until FNC 04.</text:span></text:p>
      <text:p text:style-name="P32"/>
      <text:p text:style-name="P33">Once the client has completed processing of <text:span text:style-name="T31">each </text:span>FNC 01, 02, or 03 message, it must send a ACK request to tell the server to send the <text:span text:style-name="T32">next</text:span> message. FNC 04 messages are not ACKed, no more messages follow. If the client sends an ACK request when booting is not active on the server (<text:span text:style-name="T31">before FNC 01 </text:span>or after FNC 04), it will receive a NAK response.</text:p>
      <text:p text:style-name="P33"/>
      <text:p text:style-name="P34">The format of boot images on the server is not defined, however current plan is for CpnetSocketServer to use files in the format of CPM3.SYS. This will allow for up to two <text:span text:style-name="T32">separate </text:span>memory segments for the OS image <text:span text:style-name="T32">(RES and BNK for CP/M 3, but segment may have any meaning)</text:span>. <text:span text:style-name="T30">Generating image files, other than for CPM3.SYS, is yet to be developed. CP/NOS images are fairly simple (CP/NET 1.2 diskless clients), however CP/M 3 images that include CP/NET are more of a problem. CP/M 3 normal booting into CP/NET requires loading of CCP.COM and executing the NDOS3.COM (an RSX). There </text:span><text:soft-page-break/><text:span text:style-name="T30">is currently no solution for getting CCP.COM and NDOS3.COM (with pre-configured network drive(s)) to the CP/M 3 OS in cold boot. Note, the WIZ850io will have been configured by the ROM in order to boot, so that step is not required for CP/M 3. However, in order to operate independent of local disks, (at least) drive A: must be mapped to a network server in the table built into NDOS3.COM. It is currently expected that the boot image will have a pre-configured network table built into the SNIOS. It may be possible to create a SETUP utility to do this, so that is is not required to rebuild NDOS3 whenever changes are made. It may also be desirable for the server to overlay the boot image with a custom network table at boot time.</text:span></text:p>
      <text:p text:style-name="P16"/>
      <text:h text:style-name="Heading_20_3" text:outline-level="3">Advanced Operation</text:h>
      <text:p text:style-name="P17">The program WIZDBG.COM may be used to directly examine, and alter, any register memory in the WIZ850io. It operates in arbitrary ranges of bytes, within a specified block. Consult the W5500 datasheet for specifics on register layout and operation. Basic usage is obtained by invoking the command with no options:</text:p>
      <text:p text:style-name="P17"/>
      <text:p text:style-name="P48">Usage: WIZDBG {G bsb off num}</text:p>
      <text:p text:style-name="P48"><text:s text:c="7"/>WIZDBG {S bsb off dat...}</text:p>
      <text:p text:style-name="P48"><text:s text:c="7"/>bsb = Block Select Bits, hex 00..1F</text:p>
      <text:p text:style-name="P48"><text:s text:c="7"/>off = Offset within BSB, hex</text:p>
      <text:p text:style-name="P48"><text:s text:c="7"/>num = Number of bytes to GET, dec</text:p>
      <text:p text:style-name="P48"><text:s text:c="7"/>dat = Byte(s) to SET, hex</text:p>
      <text:p text:style-name="P17"/>
      <text:p text:style-name="P17">Use the option ‘G’ to get, or examine, a range of bytes. ‘S’ will set, or alter, a range of bytes. ‘bsb’ is the Block Select Bits, taken as a 5-bit hexadecimal value. Note that not all possible 5-bit values are valid, and may cause malfunction if used. For example, to dump the first 32 bytes of the Common Register area:</text:p>
      <text:p text:style-name="P17"/>
      <text:p text:style-name="P48">A&gt;wizdbg g 0 0 32</text:p>
      <text:p text:style-name="P48">00:0000 00 00 00 00 00 00 00 00 00 00 <text:span text:style-name="T23">00</text:span> <text:span text:style-name="T23">00</text:span> <text:span text:style-name="T23">00</text:span> <text:span text:style-name="T23">00</text:span> <text:span text:style-name="T23">00</text:span> 00</text:p>
      <text:p text:style-name="P48">00:0010 00 00 00 00 00 00 00 00 00 07 D0 08 28 00 00 00</text:p>
      <text:p text:style-name="P48">A&gt;</text:p>
      <text:p text:style-name="P17"/>
      <text:p text:style-name="P17">In this example, the chip has not been configured yet so only the Retry Time, Retry Count, and PPP LCP Request Timer fields have non-zero values.</text:p>
      <text:p text:style-name="P18"/>
      <text:p text:style-name="P18">Note that the CP/M commandline input buffer is 128 bytes (127 characters, maximum) in length, so the SET option is limited to how ma<text:span text:style-name="T18">n</text:span>y values can be entered into the command buffer.</text:p>
      <text:p text:style-name="P18"/>
      <text:p text:style-name="P18">The following table shows the bsb values for each socket, in addition to the Common Register block at BSB 00.</text:p>
      <text:p text:style-name="P18"/>
      <table:table table:name="Table1" table:style-name="Table1">
        <table:table-column table:style-name="Table1.A" table:number-columns-repeated="3"/>
        <table:table-column table:style-name="Table1.D"/>
        <table:table-header-rows>
          <table:table-row>
            <table:table-cell table:style-name="Table1.A1" office:value-type="string">
              <text:p text:style-name="P65">Socket</text:p>
            </table:table-cell>
            <table:table-cell table:style-name="Table1.A1" office:value-type="string">
              <text:p text:style-name="P65">Socket Registers BSB</text:p>
            </table:table-cell>
            <table:table-cell table:style-name="Table1.A1" office:value-type="string">
              <text:p text:style-name="P65">Tx Buffer BSB</text:p>
            </table:table-cell>
            <table:table-cell table:style-name="Table1.D1" office:value-type="string">
              <text:p text:style-name="P65">Rx Buffer BSB</text:p>
            </table:table-cell>
          </table:table-row>
        </table:table-header-rows>
        <table:table-row>
          <table:table-cell table:style-name="Table1.A2" office:value-type="string">
            <text:p text:style-name="P64">0</text:p>
          </table:table-cell>
          <table:table-cell table:style-name="Table1.A2" office:value-type="string">
            <text:p text:style-name="P64">01</text:p>
          </table:table-cell>
          <table:table-cell table:style-name="Table1.A2" office:value-type="string">
            <text:p text:style-name="P64">02</text:p>
          </table:table-cell>
          <table:table-cell table:style-name="Table1.D2" office:value-type="string">
            <text:p text:style-name="P64">03</text:p>
          </table:table-cell>
        </table:table-row>
        <table:table-row>
          <table:table-cell table:style-name="Table1.A2" office:value-type="string">
            <text:p text:style-name="P64">1</text:p>
          </table:table-cell>
          <table:table-cell table:style-name="Table1.A2" office:value-type="string">
            <text:p text:style-name="P64">05</text:p>
          </table:table-cell>
          <table:table-cell table:style-name="Table1.A2" office:value-type="string">
            <text:p text:style-name="P64">06</text:p>
          </table:table-cell>
          <table:table-cell table:style-name="Table1.D2" office:value-type="string">
            <text:p text:style-name="P64">07</text:p>
          </table:table-cell>
        </table:table-row>
        <table:table-row>
          <table:table-cell table:style-name="Table1.A2" office:value-type="string">
            <text:p text:style-name="P64">2</text:p>
          </table:table-cell>
          <table:table-cell table:style-name="Table1.A2" office:value-type="string">
            <text:p text:style-name="P64">09</text:p>
          </table:table-cell>
          <table:table-cell table:style-name="Table1.A2" office:value-type="string">
            <text:p text:style-name="P64">0A</text:p>
          </table:table-cell>
          <table:table-cell table:style-name="Table1.D2" office:value-type="string">
            <text:p text:style-name="P64">0B</text:p>
          </table:table-cell>
        </table:table-row>
        <text:soft-page-break/>
        <table:table-row>
          <table:table-cell table:style-name="Table1.A2" office:value-type="string">
            <text:p text:style-name="P64">3</text:p>
          </table:table-cell>
          <table:table-cell table:style-name="Table1.A2" office:value-type="string">
            <text:p text:style-name="P64">0D</text:p>
          </table:table-cell>
          <table:table-cell table:style-name="Table1.A2" office:value-type="string">
            <text:p text:style-name="P64">0E</text:p>
          </table:table-cell>
          <table:table-cell table:style-name="Table1.D2" office:value-type="string">
            <text:p text:style-name="P64">0F</text:p>
          </table:table-cell>
        </table:table-row>
        <table:table-row>
          <table:table-cell table:style-name="Table1.A2" office:value-type="string">
            <text:p text:style-name="P64">4</text:p>
          </table:table-cell>
          <table:table-cell table:style-name="Table1.A2" office:value-type="string">
            <text:p text:style-name="P64">11</text:p>
          </table:table-cell>
          <table:table-cell table:style-name="Table1.A2" office:value-type="string">
            <text:p text:style-name="P64">12</text:p>
          </table:table-cell>
          <table:table-cell table:style-name="Table1.D2" office:value-type="string">
            <text:p text:style-name="P64">13</text:p>
          </table:table-cell>
        </table:table-row>
        <table:table-row>
          <table:table-cell table:style-name="Table1.A2" office:value-type="string">
            <text:p text:style-name="P64">5</text:p>
          </table:table-cell>
          <table:table-cell table:style-name="Table1.A2" office:value-type="string">
            <text:p text:style-name="P64">15</text:p>
          </table:table-cell>
          <table:table-cell table:style-name="Table1.A2" office:value-type="string">
            <text:p text:style-name="P64">16</text:p>
          </table:table-cell>
          <table:table-cell table:style-name="Table1.D2" office:value-type="string">
            <text:p text:style-name="P63">17</text:p>
          </table:table-cell>
        </table:table-row>
        <table:table-row>
          <table:table-cell table:style-name="Table1.A2" office:value-type="string">
            <text:p text:style-name="P64">6</text:p>
          </table:table-cell>
          <table:table-cell table:style-name="Table1.A2" office:value-type="string">
            <text:p text:style-name="P64">19</text:p>
          </table:table-cell>
          <table:table-cell table:style-name="Table1.A2" office:value-type="string">
            <text:p text:style-name="P64">1A</text:p>
          </table:table-cell>
          <table:table-cell table:style-name="Table1.D2" office:value-type="string">
            <text:p text:style-name="P64">1B</text:p>
          </table:table-cell>
        </table:table-row>
        <table:table-row>
          <table:table-cell table:style-name="Table1.A2" office:value-type="string">
            <text:p text:style-name="P64">7</text:p>
          </table:table-cell>
          <table:table-cell table:style-name="Table1.A2" office:value-type="string">
            <text:p text:style-name="P64">1D</text:p>
          </table:table-cell>
          <table:table-cell table:style-name="Table1.A2" office:value-type="string">
            <text:p text:style-name="P64">1E</text:p>
          </table:table-cell>
          <table:table-cell table:style-name="Table1.D2" office:value-type="string">
            <text:p text:style-name="P64">1F</text:p>
          </table:table-cell>
        </table:table-row>
      </table:table>
      <text:p text:style-name="P18"/>
      <text:p text:style-name="P18">Consult the W5500 Datasheet for the meanings of the offsets within a BSB.</text:p>
      <text:p text:style-name="P18"/>
      <text:p text:style-name="P22">The SET option is currently <text:span text:style-name="T18">not allowed</text:span> if CP/NET is active.</text:p>
      <text:p text:style-name="P22"/>
      <text:p text:style-name="P24">The program NVRAM.COM may be used to directly access the NVRAM device <text:span text:style-name="T24">(25LC512)</text:span>, if it is installed. Help is printed if the command is invoked with no options:</text:p>
      <text:p text:style-name="P24"/>
      <text:p text:style-name="P51">Usage: NVRAM R adr len</text:p>
      <text:p text:style-name="P51"><text:s text:c="7"/>NVRAM W adr val...</text:p>
      <text:p text:style-name="P51"><text:s text:c="7"/>NVRAM CE</text:p>
      <text:p text:style-name="P51"><text:s text:c="7"/>NVRAM SE adr</text:p>
      <text:p text:style-name="P51"><text:s text:c="7"/>NVRAM PE adr</text:p>
      <text:p text:style-name="P24"/>
      <text:p text:style-name="P24">The “R” command reads ‘len’ bytes (decimal) from the NVRAM starting at ‘adr’ (hexadecimal). Any number of bytes may read, limited only by the amount of TPA available to buffer the data <text:span text:style-name="T24">(currently, the program does not prevent you from crashing the OS).</text:span></text:p>
      <text:p text:style-name="P24"/>
      <text:p text:style-name="P25">The “W” command writes the ‘val...’ bytes (hexadecimal) into NVRAM starting at address ‘adr’ (hexadecimal). Note, this program does not hide the 128-byte page <text:span text:style-name="T24">limitations</text:span> of the device. In other words, ‘adr’ and the number of values must all represent a single 128-byte. Just as described in the chip’s datasheet, writing beyond the 128-byte boundary will wrap back to the start of the same 128-byte page (does not continue to the next page).</text:p>
      <text:p text:style-name="P25"/>
      <text:p text:style-name="P28">The “CE”, “SE”, and “PE” commands erase all, or part, of the chip. See chip documentation. Note that sending an erase command before WRITE is not required, as the chip does that for you.</text:p>
      <text:p text:style-name="P25"/>
      <text:p text:style-name="P27">Just like “wizdbg s ...”, the WRITE command is limited by the space available in the CP/M commandline buffer.</text:p>
      <text:p text:style-name="P24"/>
      <text:p text:style-name="P27">See also the Microchip 25LC512 datasheet.</text:p>
      <text:p text:style-name="P22"/>
      <text:h text:style-name="Heading_20_3" text:outline-level="3">HDOS/NET</text:h>
      <text:p text:style-name="P23">Some preliminary work has been done on a networking version of HDOS (citation). If that were to be implemented using a compatible message structure, then a single server could handle both types of clients. A recommendation is to use CP/NET user-defined message FMT 0x80 (requests) and 0x81 (responses), and set FNC to the HDOS syscall number. As is the case with CP/M, not all HDOS <text:soft-page-break/>syscalls are applicable over the network. And some would be broken up into multiple messages for affected servers (and a possible local syscall).</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9-08-15T17:25:43.707542896</dc:date>
    <meta:editing-duration>PT1H56M10S</meta:editing-duration>
    <meta:editing-cycles>33</meta:editing-cycles>
    <meta:generator>LibreOffice/6.0.7.3$Linux_X86_64 LibreOffice_project/00m0$Build-3</meta:generator>
    <meta:document-statistic meta:table-count="2" meta:image-count="0" meta:object-count="0" meta:page-count="12" meta:paragraph-count="251" meta:word-count="4589" meta:character-count="27112" meta:non-whitespace-character-count="22678"/>
  </office:meta>
</office:document-meta>
</file>